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213" officeooo:paragraph-rsid="001ab2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freepik.es/vector-premium/medico-masculino-usa-gafas-digitales-sostener-resultados-realidad-virtual-exploracion-resonancia-magnetica-vr-vision-auriculares-concepto-innovacion-interior-hospital-horizontal-plana_5607768.htm#page=11&amp;query=medicine&amp;position=2" text:style-name="Internet_20_link" text:visited-style-name="Visited_20_Internet_20_Link">https://www.freepik.es/vector-premium/medico-masculino-usa-gafas-digitales-sostener-resultados-realidad-virtual-exploracion-resonancia-magnetica-vr-vision-auriculares-concepto-innovacion-interior-hospital-horizontal-plana_5607768.htm#page=11&amp;query=medicine&amp;position=2</text:a></text:p>
      <text:p text:style-name="Standard"/>
      <text:p text:style-name="Standard"><text:a xlink:type="simple" xlink:href="https://www.freepik.es/vector-premium/doctor-mira-carta-electronica-paciente-tableta-cuidado-salud-isometrica-3d_5525531.htm#page=11&amp;query=medicine&amp;position=32" text:style-name="Internet_20_link" text:visited-style-name="Visited_20_Internet_20_Link">https://www.freepik.es/vector-premium/doctor-mira-carta-electronica-paciente-tableta-cuidado-salud-isometrica-3d_5525531.htm#page=11&amp;query=medicine&amp;position=32</text:a></text:p>
      <text:p text:style-name="Standard"/>
      <text:p text:style-name="Standard"><text:a xlink:type="simple" xlink:href="https://www.freepik.es/vector-premium/doctor-examina-resultados-exploracion-mri-sobre-escaner-maquina_4747810.htm#page=14&amp;query=medicine&amp;position=16" text:style-name="Internet_20_link" text:visited-style-name="Visited_20_Internet_20_Link">https://www.freepik.es/vector-premium/doctor-examina-resultados-exploracion-mri-sobre-escaner-maquina_4747810.htm#page=14&amp;query=medicine&amp;position=16</text:a></text:p>
      <text:p text:style-name="Standard"/>
      <text:p text:style-name="Standard"><text:a xlink:type="simple" xlink:href="https://www.freepik.es/vector-premium/medico-isometrico-trabaja-pantalla-virtual-monitores-dispositivos-medicos-control-remoto-soporte-vital-alta-tecnologia_8654337.htm#page=1&amp;query=health%20tech&amp;position=38" text:style-name="Internet_20_link" text:visited-style-name="Visited_20_Internet_20_Link">https://www.freepik.es/vector-premium/medico-isometrico-trabaja-pantalla-virtual-monitores-dispositivos-medicos-control-remoto-soporte-vital-alta-tecnologia_8654337.htm#page=1&amp;query=health%20tech&amp;position=38</text:a></text:p>
      <text:p text:style-name="Standard"/>
      <text:p text:style-name="Standard"><text:a xlink:type="simple" xlink:href="https://www.freepik.es/vector-premium/conjunto-plantilla-logotipo-pixel-health_6310300.htm#page=4&amp;query=health+tech&amp;position=48" text:style-name="Internet_20_link" text:visited-style-name="Visited_20_Internet_20_Link">https://www.freepik.es/vector-premium/conjunto-plantilla-logotipo-pixel-health_6310300.htm#page=4&amp;query=health+tech&amp;position=48</text:a></text:p>
      <text:p text:style-name="Standard"/>
      <text:p text:style-name="Standard"><text:a xlink:type="simple" xlink:href="https://www.freepik.es/vector-premium/tecnologia-abstracta-circunda-fondo-azul-vector-ilustracion-vectorial_5020617.htm#page=12&amp;query=health+tech&amp;position=6" text:style-name="Internet_20_link" text:visited-style-name="Visited_20_Internet_20_Link">https://www.freepik.es/vector-premium/tecnologia-abstracta-circunda-fondo-azul-vector-ilustracion-vectorial_5020617.htm#page=12&amp;query=health+tech&amp;position=6</text:a></text:p>
      <text:p text:style-name="Standard"/>
      <text:p text:style-name="Standard"><text:a xlink:type="simple" xlink:href="https://www.freepik.es/vector-premium/fondo-abstracto-cuidado-salud-medica_4954377.htm#page=12&amp;query=health+tech&amp;position=27" text:style-name="Internet_20_link" text:visited-style-name="Visited_20_Internet_20_Link">https://www.freepik.es/vector-premium/fondo-abstracto-cuidado-salud-medica_4954377.htm#page=12&amp;query=health+tech&amp;position=27</text:a></text:p>
      <text:p text:style-name="Standard"/>
      <text:p text:style-name="Standard"><text:a xlink:type="simple" xlink:href="https://www.freepik.es/vector-premium/concepto-innovacion-biotecnologia-medica_2652348.htm#page=20&amp;query=health+tech&amp;position=28" text:style-name="Internet_20_link" text:visited-style-name="Visited_20_Internet_20_Link">https://www.freepik.es/vector-premium/concepto-innovacion-biotecnologia-medica_2652348.htm#page=20&amp;query=health+tech&amp;position=28</text:a></text:p>
      <text:p text:style-name="Standard"/>
      <text:p text:style-name="Standard"><text:a xlink:type="simple" xlink:href="https://www.freepik.es/vector-premium/plantillas-diseno-paginas-web-soporte-medico-linea_7456616.htm#page=5&amp;query=digital+healthcare&amp;position=11" text:style-name="Internet_20_link" text:visited-style-name="Visited_20_Internet_20_Link">https://www.freepik.es/vector-premium/plantillas-diseno-paginas-web-soporte-medico-linea_7456616.htm#page=5&amp;query=digital+healthcare&amp;position=11</text:a></text:p>
      <text:p text:style-name="Standard"/>
      <text:p text:style-name="Standard"><text:a xlink:type="simple" xlink:href="https://www.freepik.es/vector-premium/doctor-mira-carta-electronica-paciente-tableta-concepto-salud-isometrica-3d_5435948.htm#page=7&amp;query=digital+healthcare&amp;position=24" text:style-name="Internet_20_link" text:visited-style-name="Visited_20_Internet_20_Link">https://www.freepik.es/vector-premium/doctor-mira-carta-electronica-paciente-tableta-concepto-salud-isometrica-3d_5435948.htm#page=7&amp;query=digital+healthcare&amp;position=24</text:a></text:p>
      <text:p text:style-name="Standard"/>
      <text:p text:style-name="Standard"><text:a xlink:type="simple" xlink:href="https://www.freepik.es/vector-premium/doctor-mostrando-aplicacion-medir-pulso-corazon_4699521.htm#page=9&amp;query=digital+healthcare&amp;position=37" text:style-name="Internet_20_link" text:visited-style-name="Visited_20_Internet_20_Link">https://www.freepik.es/vector-premium/doctor-mostrando-aplicacion-medir-pulso-corazon_4699521.htm#page=9&amp;query=digital+healthcare&amp;position=37</text:a></text:p>
      <text:p text:style-name="Standard"/>
      <text:p text:style-name="Standard"><text:a xlink:type="simple" xlink:href="https://www.freepik.es/vector-premium/doctor-mostrando-aplicacion-medir-pulso-corazon_4699531.htm#page=9&amp;query=digital+healthcare&amp;position=39" text:style-name="Internet_20_link" text:visited-style-name="Visited_20_Internet_20_Link">https://www.freepik.es/vector-premium/doctor-mostrando-aplicacion-medir-pulso-corazon_4699531.htm#page=9&amp;query=digital+healthcare&amp;position=39</text:a></text:p>
      <text:p text:style-name="Standard"/>
      <text:p text:style-name="Standard"><text:a xlink:type="simple" xlink:href="https://www.freepik.es/fotos-premium/retrato-enfermera-sonriente-hospital_2529406.htm#page=4&amp;query=nurse&amp;position=18" text:style-name="Internet_20_link" text:visited-style-name="Visited_20_Internet_20_Link">https://www.freepik.es/fotos-premium/retrato-enfermera-sonriente-hospital_2529406.htm#page=4&amp;query=nurse&amp;position=18</text:a></text:p>
      <text:p text:style-name="Standard"/>
      <text:p text:style-name="Standard"><text:a xlink:type="simple" xlink:href="https://www.freepik.es/fotos-premium/grupo-medicos-exitosos-hospital_5129799.htm#page=2&amp;query=nurse&amp;position=37" text:style-name="Internet_20_link" text:visited-style-name="Visited_20_Internet_20_Link">https://www.freepik.es/fotos-premium/grupo-medicos-exitosos-hospital_5129799.htm#page=2&amp;query=nurse&amp;position=37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www.freepik.es/vector-premium/mandala_4145434.htm#page=6&amp;query=abstract+art&amp;position=49" text:style-name="Internet_20_link" text:visited-style-name="Visited_20_Internet_20_Link">https://www.freepik.es/vector-premium/mandala_4145434.htm#page=6&amp;query=abstract+art&amp;position=49</text:a></text:p>
      <text:p text:style-name="Standard"/>
      <text:p text:style-name="Standard"><text:a xlink:type="simple" xlink:href="https://www.freepik.es/vector-premium/letra-l-logo-vector_3389179.htm#page=7&amp;query=abstract+art&amp;position=1" text:style-name="Internet_20_link" text:visited-style-name="Visited_20_Internet_20_Link">https://www.freepik.es/vector-premium/letra-l-logo-vector_3389179.htm#page=7&amp;query=abstract+art&amp;position=1</text:a></text:p>
      <text:p text:style-name="Standard"/>
      <text:p text:style-name="P1">continuar daqui</text:p>
      <text:p text:style-name="P1"><text:a xlink:type="simple" xlink:href="https://www.freepik.es/search?dates=any&amp;format=search&amp;page=13&amp;premium=1&amp;query=abstract+art&amp;sort=popular&amp;type=vector" text:style-name="Internet_20_link" text:visited-style-name="Visited_20_Internet_20_Link">https://www.freepik.es/search?dates=any&amp;format=search&amp;page=13&amp;premium=1&amp;query=abstract+art&amp;sort=popular&amp;type=vect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5:18:12.176031025</meta:creation-date>
    <dc:date>2020-06-26T00:34:46.556898205</dc:date>
    <meta:editing-duration>PT1H2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19" meta:character-count="2469" meta:non-whitespace-character-count="2468"/>
  </office:meta>
</office:document-meta>
</file>